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" svg:font-family="Arial, Helvetica, sans-serif"/>
    <style:font-face style:name="Consolas1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afb3f"/>
    </style:style>
    <style:style style:name="P6" style:family="paragraph" style:parent-style-name="Preformatted_20_Text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Preformatted_20_Text">
      <loext:graphic-properties draw:fill="solid" draw:fill-color="#eff0f1" draw:opacity="100%"/>
      <style:paragraph-properties fo:margin-top="0cm" fo:margin-bottom="0cm" loext:contextual-spacing="false" fo:text-align="start" style:justify-single-word="false" fo:orphans="2" fo:widows="2" fo:background-color="#eff0f1" fo:padding="0cm" fo:border="none"/>
    </style:style>
    <style:style style:name="P8" style:family="paragraph" style:parent-style-name="Standard">
      <style:paragraph-properties fo:text-align="start" style:justify-single-word="false" fo:break-before="page"/>
      <style:text-properties fo:font-size="8pt" style:font-size-asian="8pt" style:font-size-complex="8pt"/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HTML_20_Preformatted">
      <loext:graphic-properties draw:fill="solid" draw:fill-color="#ffffff"/>
      <style:paragraph-properties fo:background-color="#ffffff"/>
    </style:style>
    <style:style style:name="P11" style:family="paragraph" style:parent-style-name="HTML_20_Preformatted">
      <loext:graphic-properties draw:fill="solid" draw:fill-color="#ffffff"/>
      <style:paragraph-properties fo:background-color="#ffffff"/>
      <style:text-properties fo:color="#000000" fo:font-size="8pt" style:font-size-asian="8pt" style:font-size-complex="8pt"/>
    </style:style>
    <style:style style:name="P12" style:family="paragraph" style:parent-style-name="HTML_20_Preformatted">
      <loext:graphic-properties draw:fill="solid" draw:fill-color="#f5f5f5"/>
      <style:paragraph-properties fo:margin-top="0cm" fo:margin-bottom="0.265cm" loext:contextual-spacing="false" fo:background-color="#f5f5f5" fo:padding="0.247cm" fo:border="0.74pt solid #cccccc"/>
    </style:style>
    <style:style style:name="P13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14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0pt" style:font-name-asian="Times New Roman" style:font-size-asian="10pt" style:language-asian="es" style:country-asian="CL" style:font-name-complex="Courier New2" style:font-size-complex="10pt"/>
    </style:style>
    <style:style style:name="P15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222222" fo:letter-spacing="normal"/>
    </style:style>
    <style:style style:name="P16" style:family="paragraph" style:parent-style-name="Standard">
      <style:paragraph-properties fo:margin-top="0cm" fo:margin-bottom="0cm" loext:contextual-spacing="false" fo:orphans="2" fo:widows="2"/>
    </style:style>
    <style:style style:name="P1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22222" fo:letter-spacing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1" style:family="paragraph" style:parent-style-name="Heading_20_1" style:master-page-name="First_20_Page">
      <style:paragraph-properties style:page-number="auto">
        <style:tab-stops>
          <style:tab-stop style:position="14.605cm"/>
        </style:tab-stops>
      </style:paragraph-properties>
    </style:style>
    <style:style style:name="P22" style:family="paragraph" style:parent-style-name="Quotations">
      <style:paragraph-properties fo:margin-left="3cm" fo:margin-right="3cm" fo:margin-top="0cm" fo:margin-bottom="0cm" loext:contextual-spacing="false" fo:line-height="108%" fo:text-align="justify" style:justify-single-word="false" fo:orphans="2" fo:widows="2" fo:text-indent="0cm" style:auto-text-indent="false" fo:padding-left="0.049cm" fo:padding-right="0cm" fo:padding-top="0cm" fo:padding-bottom="0cm" fo:border-left="0.06pt solid #cccccc" fo:border-right="none" fo:border-top="none" fo:border-bottom="none" style:writing-mode="lr-tb"/>
      <style:text-properties fo:font-variant="normal" fo:text-transform="none" fo:color="#222222" style:font-name="Arial" fo:font-size="12pt" fo:letter-spacing="normal" fo:font-style="normal" fo:font-weight="normal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660e7a" style:font-weight-complex="bold"/>
    </style:style>
    <style:style style:name="T5" style:family="text">
      <style:text-properties fo:color="#660e7a" fo:font-size="8pt" fo:font-style="italic" style:font-size-asian="8pt" style:font-style-asian="italic" style:font-size-complex="8pt" style:font-style-complex="italic"/>
    </style:style>
    <style:style style:name="T6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2" style:font-size-complex="8pt" style:font-style-complex="italic"/>
    </style:style>
    <style:style style:name="T7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2" style:font-size-complex="8pt" style:font-weight-complex="bold"/>
    </style:style>
    <style:style style:name="T8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00" fo:font-size="8pt" style:font-size-asian="8pt" style:font-size-complex="8pt"/>
    </style:style>
    <style:style style:name="T10" style:family="text">
      <style:text-properties fo:color="#000000" fo:font-size="8pt" style:font-name-asian="Times New Roman" style:font-size-asian="8pt" style:language-asian="es" style:country-asian="CL" style:font-name-complex="Courier New2" style:font-size-complex="8pt"/>
    </style:style>
    <style:style style:name="T11" style:family="text">
      <style:text-properties fo:color="#000000" fo:font-size="10pt" style:font-name-asian="Times New Roman" style:font-size-asian="10pt" style:language-asian="es" style:country-asian="CL" style:font-name-complex="Courier New2" style:font-size-complex="10pt"/>
    </style:style>
    <style:style style:name="T12" style:family="text">
      <style:text-properties fo:color="#000000" style:font-name="Courier New1" fo:font-size="8pt" style:font-name-asian="Times New Roman" style:font-size-asian="8pt" style:language-asian="es" style:country-asian="CL" style:font-name-complex="Courier New2" style:font-size-complex="8pt"/>
    </style:style>
    <style:style style:name="T13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14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2" style:font-size-complex="8pt" style:font-weight-complex="bold"/>
    </style:style>
    <style:style style:name="T15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2" style:font-size-complex="10pt" style:font-weight-complex="bold"/>
    </style:style>
    <style:style style:name="T16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2" style:font-size-complex="8pt" style:font-weight-complex="bold"/>
    </style:style>
    <style:style style:name="T18" style:family="text">
      <style:text-properties fo:color="#0000ff" fo:font-size="8pt" style:font-name-asian="Times New Roman" style:font-size-asian="8pt" style:language-asian="es" style:country-asian="CL" style:font-name-complex="Courier New2" style:font-size-complex="8pt"/>
    </style:style>
    <style:style style:name="T19" style:family="text">
      <style:text-properties fo:color="#0000ff" fo:font-size="8pt" style:font-size-asian="8pt" style:font-size-complex="8pt"/>
    </style:style>
    <style:style style:name="T20" style:family="text">
      <style:text-properties fo:color="#0000ff" fo:font-size="10pt" style:font-name-asian="Times New Roman" style:font-size-asian="10pt" style:language-asian="es" style:country-asian="CL" style:font-name-complex="Courier New2" style:font-size-complex="10pt"/>
    </style:style>
    <style:style style:name="T21" style:family="text">
      <style:text-properties fo:color="#333333" style:font-name="Consolas"/>
    </style:style>
    <style:style style:name="T22" style:family="text">
      <style:text-properties fo:color="#9876aa" style:font-name="Courier New1" fo:font-size="8pt" style:font-name-asian="Times New Roman" style:font-size-asian="8pt" style:language-asian="es" style:country-asian="CL" style:font-name-complex="Courier New2" style:font-size-complex="8pt"/>
    </style:style>
    <style:style style:name="T23" style:family="text">
      <style:text-properties fo:color="#cc7832" style:font-name="Courier New1" fo:font-size="8pt" style:font-name-asian="Times New Roman" style:font-size-asian="8pt" style:language-asian="es" style:country-asian="CL" style:font-name-complex="Courier New2" style:font-size-complex="8pt"/>
    </style:style>
    <style:style style:name="T24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style:font-size-asian="10pt" style:language-asian="es" style:country-asian="CL" style:font-size-complex="10pt" loext:padding="0cm" loext:border="none"/>
    </style:style>
    <style:style style:name="T25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26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style:font-size-asian="10pt" style:language-asian="es" style:country-asian="CL" style:font-size-complex="10pt" loext:padding="0cm" loext:border="none"/>
    </style:style>
    <style:style style:name="T27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loext:padding="0cm" loext:border="none"/>
    </style:style>
    <style:style style:name="T28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style:font-size-asian="10pt" style:language-asian="es" style:country-asian="CL" style:font-size-complex="10pt" loext:padding="0cm" loext:border="none"/>
    </style:style>
    <style:style style:name="T29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30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31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32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33" style:family="text">
      <style:text-properties style:font-name="Arial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Form-TextFormField</text:h>
      <text:h text:style-name="Heading_20_1" text:outline-level="1">Android Estudio V3.0.17/Flutter</text:h>
      <text:p text:style-name="Standard"/>
      <text:p text:style-name="Standard">Objetivo:Lee textos</text:p>
      <text:p text:style-name="Standard"/>
      <text:p text:style-name="Standard">F.Creación: 11-5-2018</text:p>
      <text:p text:style-name="Standard"/>
      <text:p text:style-name="P1">Programa:</text:p>
      <text:p text:style-name="Standard"/>
      <text:p text:style-name="Standard">Fuente:dic_form/<text:span text:style-name="T4">FORM_VALIDADOR</text:span></text:p>
      <text:p text:style-name="P1"/>
      <text:p text:style-name="P1"/>
      <text:h text:style-name="P9" text:outline-level="2">nombre</text:h>
      <text:p text:style-name="P5"><text:span text:style-name="T14">new </text:span><text:span text:style-name="T10">TextFormField(<text:line-break/> <text:s/>decoration: </text:span><text:span text:style-name="T14">const </text:span><text:span text:style-name="T10">InputDecoration(<text:line-break/> <text:s text:c="3"/>icon: </text:span><text:span text:style-name="T14">const </text:span><text:span text:style-name="T10">Icon(Icons.</text:span><text:span text:style-name="T6">person</text:span><text:span text:style-name="T10">),<text:line-break/> <text:s text:c="3"/>hintText: </text:span><text:span text:style-name="T17">'Enter your first and last name'</text:span><text:span text:style-name="T10">,<text:line-break/> <text:s text:c="3"/>labelText: </text:span><text:span text:style-name="T17">'Name'</text:span><text:span text:style-name="T10">,<text:line-break/> <text:s/>),</text:span></text:p>
      <text:p text:style-name="P5"><text:span text:style-name="T10"><text:s text:c="2"/></text:span><text:span text:style-name="T12">initialValue: </text:span><text:span text:style-name="T22">cliente</text:span><text:span text:style-name="T12">.</text:span><text:span text:style-name="T22">nombre</text:span><text:span text:style-name="T23">,</text:span></text:p>
      <text:p text:style-name="P5"><text:span text:style-name="T10"><text:line-break/> <text:s/>inputFormatters: [</text:span><text:span text:style-name="T14">new </text:span><text:span text:style-name="T10">LengthLimitingTextInputFormatter(</text:span><text:span text:style-name="T18">30</text:span><text:span text:style-name="T10">)],<text:line-break/> <text:s/>validator: (val) =&gt; val.</text:span><text:span text:style-name="T7">isEmpty </text:span><text:span text:style-name="T10">? </text:span><text:span text:style-name="T17">'Name is required' </text:span><text:span text:style-name="T10">: </text:span><text:span text:style-name="T14">null</text:span><text:span text:style-name="T10">,<text:line-break/> <text:s/>onSaved: (val) =&gt; </text:span><text:span text:style-name="T7">newContact</text:span><text:span text:style-name="T10">.</text:span><text:span text:style-name="T7">name </text:span><text:span text:style-name="T10">= val,<text:line-break/>),</text:span></text:p>
      <text:p text:style-name="P11"/>
      <text:p text:style-name="P10"><text:span text:style-name="Título_20_2_20_Car">Correo</text:span><text:span text:style-name="T9"><text:line-break/></text:span><text:span text:style-name="T13">new </text:span><text:span text:style-name="T9">TextFormField(<text:line-break/> <text:s/>decoration: </text:span><text:span text:style-name="T13">const </text:span><text:span text:style-name="T9">InputDecoration(<text:line-break/> <text:s text:c="3"/>icon: </text:span><text:span text:style-name="T13">const </text:span><text:span text:style-name="T9">Icon(Icons.email),<text:line-break/> <text:s text:c="3"/>hintText: </text:span><text:span text:style-name="T16">'Enter a email address'</text:span><text:span text:style-name="T9">,<text:line-break/> <text:s text:c="3"/>labelText: </text:span><text:span text:style-name="T16">'Email'</text:span><text:span text:style-name="T9">,<text:line-break/> <text:s/>),<text:line-break/> <text:s/>keyboardType: TextInputType.emailAddress,<text:line-break/> <text:s/>validator: (value) =&gt; lv.isValidEmail(value) ? </text:span><text:span text:style-name="T13">null </text:span><text:span text:style-name="T9">: </text:span><text:span text:style-name="T16">'Ingrese correo válido</text:span><text:bookmark text:name="_GoBack"/><text:span text:style-name="T16">'</text:span><text:span text:style-name="T9">,<text:line-break/> <text:s/>onSaved: (val) =&gt; newContact.email = val,<text:line-break/>),</text:span></text:p>
      <text:p text:style-name="P10"><text:span text:style-name="Título_20_2_20_Car">Clave</text:span><text:span text:style-name="T9"><text:line-break/></text:span><text:span text:style-name="T13">new </text:span><text:span text:style-name="T9">TextFormField(<text:line-break/> <text:s/>decoration: </text:span><text:span text:style-name="T13">new </text:span><text:span text:style-name="T9">InputDecoration(labelText: </text:span><text:span text:style-name="T16">'Your password'</text:span><text:span text:style-name="T9">),<text:line-break/> <text:s/>validator: (val) =&gt; val.</text:span><text:span text:style-name="T8">length </text:span><text:span text:style-name="T9">&lt; </text:span><text:span text:style-name="T19">6 </text:span><text:span text:style-name="T9">? </text:span><text:span text:style-name="T16">'Password too short.' </text:span><text:span text:style-name="T9">: </text:span><text:span text:style-name="T13">null</text:span><text:span text:style-name="T9">,<text:line-break/> <text:s/>onSaved: (val) =&gt; </text:span><text:span text:style-name="T8">_password </text:span><text:span text:style-name="T9">= val,<text:line-break/> <text:s/>obscureText: </text:span><text:span text:style-name="T13">true</text:span><text:span text:style-name="T9">,<text:line-break/>),</text:span></text:p>
      <text:p text:style-name="P11"/>
      <text:h text:style-name="Heading_20_2" text:outline-level="2">Fono</text:h>
      <text:p text:style-name="P10"><text:span text:style-name="T13">new </text:span><text:span text:style-name="T9">TextFormField(<text:line-break/> <text:s/>decoration: </text:span><text:span text:style-name="T13">const </text:span><text:span text:style-name="T9">InputDecoration(<text:line-break/> <text:s text:c="3"/>icon: </text:span><text:span text:style-name="T13">const </text:span><text:span text:style-name="T9">Icon(Icons.</text:span><text:span text:style-name="T5">phone</text:span><text:span text:style-name="T9">),<text:line-break/> <text:s text:c="3"/>hintText: </text:span><text:span text:style-name="T16">'Enter a phone number'</text:span><text:span text:style-name="T9">,<text:line-break/> <text:s text:c="3"/>labelText: </text:span><text:span text:style-name="T16">'Phone'</text:span><text:span text:style-name="T9">,<text:line-break/> <text:s/>),<text:line-break/> <text:s/>keyboardType: TextInputType.</text:span><text:span text:style-name="T5">phone</text:span><text:span text:style-name="T9">,<text:line-break/> <text:s/>inputFormatters: [<text:line-break/> <text:s text:c="3"/>WhitelistingTextInputFormatter.</text:span><text:span text:style-name="T5">digitsOnly</text:span><text:span text:style-name="T9">,<text:line-break/> <text:s/>],<text:line-break/>)</text:span></text:p>
      <text:p text:style-name="P11"/>
      <text:h text:style-name="Heading_20_2" text:outline-level="2">Fecha</text:h>
      <text:p text:style-name="P10"><text:span text:style-name="T13">new </text:span><text:span text:style-name="T9">TextFormField(<text:line-break/> <text:s/>decoration: </text:span><text:span text:style-name="T13">const </text:span><text:span text:style-name="T9">InputDecoration(<text:line-break/> <text:s text:c="3"/>icon: </text:span><text:span text:style-name="T13">const </text:span><text:span text:style-name="T9">Icon(Icons.</text:span><text:span text:style-name="T5">calendar_today</text:span><text:span text:style-name="T9">),<text:line-break/> <text:s text:c="3"/>hintText: </text:span><text:span text:style-name="T16">'Enter your date of birth'</text:span><text:span text:style-name="T9">,<text:line-break/> <text:s text:c="3"/>labelText: </text:span><text:span text:style-name="T16">'Dob'</text:span><text:span text:style-name="T9">,<text:line-break/> <text:s/>),<text:line-break/> <text:s/>keyboardType: TextInputType.</text:span><text:span text:style-name="T5">datetime</text:span><text:span text:style-name="T9">,<text:line-break/>)</text:span></text:p>
      <text:p text:style-name="P3"/>
      <text:p text:style-name="P3"/>
      <text:p text:style-name="P3">Descripcion</text:p>
      <text:p text:style-name="P3"/>
      <text:p text:style-name="P8"/>
      <text:h text:style-name="Heading_20_2" text:outline-level="2">La versión extendida del validator</text:h>
      <text:p text:style-name="P12"><text:span text:style-name="HTML_20_Code"><text:span text:style-name="T21">validator: (String value) {</text:span></text:span></text:p>
      <text:p text:style-name="P12"><text:span text:style-name="HTML_20_Code"><text:span text:style-name="T21"><text:s text:c="4"/>if (value.contains("@")) return "Do not use the @ char.";</text:span></text:span></text:p>
      <text:p text:style-name="P12"><text:span text:style-name="HTML_20_Code"><text:span text:style-name="T21"><text:s text:c="4"/>return null;</text:span></text:span></text:p>
      <text:p text:style-name="P12"><text:span text:style-name="HTML_20_Code"><text:span text:style-name="T21"><text:s text:c="2"/>},</text:span></text:span></text:p>
      <text:p text:style-name="P2"/>
      <text:h text:style-name="Heading_20_2" text:outline-level="2">Largo del texto</text:h>
      <text:p text:style-name="P4"><text:span text:style-name="T11">inputFormatters: [</text:span><text:span text:style-name="T15">new </text:span><text:span text:style-name="T11">LengthLimitingTextInputFormatter(</text:span><text:span text:style-name="T20">30</text:span><text:span text:style-name="T11">)],</text:span></text:p>
      <text:p text:style-name="P14"/>
      <text:p text:style-name="P14"/>
      <text:h text:style-name="Heading_20_2" text:outline-level="2">Numero</text:h>
      <text:p text:style-name="P6"><text:span text:style-name="Source_20_Text"><text:span text:style-name="T24">String</text:span></text:span><text:span text:style-name="Source_20_Text"><text:span text:style-name="T26"> </text:span></text:span><text:span text:style-name="Source_20_Text"><text:span text:style-name="T28">numberValidator(</text:span></text:span><text:span text:style-name="Source_20_Text"><text:span text:style-name="T24">String</text:span></text:span><text:span text:style-name="Source_20_Text"><text:span text:style-name="T26"> </text:span></text:span><text:span text:style-name="Source_20_Text"><text:span text:style-name="T28">value)</text:span></text:span><text:span text:style-name="Source_20_Text"><text:span text:style-name="T26"> </text:span></text:span><text:span text:style-name="Source_20_Text"><text:span text:style-name="T28">{</text:span></text:span></text:p>
      <text:p text:style-name="P13"><text:span text:style-name="Source_20_Text"><text:span text:style-name="T30"><text:s text:c="2"/></text:span></text:span><text:span text:style-name="Source_20_Text"><text:span text:style-name="T31">if</text:span></text:span><text:span text:style-name="Source_20_Text"><text:span text:style-name="T29">(value ==</text:span></text:span><text:span text:style-name="Source_20_Text"><text:span text:style-name="T27"> </text:span></text:span><text:span text:style-name="Source_20_Text"><text:span text:style-name="T31">null</text:span></text:span><text:span text:style-name="Source_20_Text"><text:span text:style-name="T29">)</text:span></text:span><text:span text:style-name="Source_20_Text"><text:span text:style-name="T27"> </text:span></text:span><text:span text:style-name="Source_20_Text"><text:span text:style-name="T29">{</text:span></text:span></text:p>
      <text:p text:style-name="P13"><text:span text:style-name="Source_20_Text"><text:span text:style-name="T30"><text:s text:c="4"/></text:span></text:span><text:span text:style-name="Source_20_Text"><text:span text:style-name="T31">return</text:span></text:span><text:span text:style-name="Source_20_Text"><text:span text:style-name="T27"> </text:span></text:span><text:span text:style-name="Source_20_Text"><text:span text:style-name="T31">null</text:span></text:span><text:span text:style-name="Source_20_Text"><text:span text:style-name="T29">;</text:span></text:span></text:p>
      <text:p text:style-name="P13"><text:span text:style-name="Source_20_Text"><text:span text:style-name="T30"><text:s text:c="2"/></text:span></text:span><text:span text:style-name="Source_20_Text"><text:span text:style-name="T29">}</text:span></text:span></text:p>
      <text:p text:style-name="P13"><text:span text:style-name="Source_20_Text"><text:span text:style-name="T30"><text:s text:c="2"/></text:span></text:span><text:span text:style-name="Source_20_Text"><text:span text:style-name="T31">final</text:span></text:span><text:span text:style-name="Source_20_Text"><text:span text:style-name="T27"> </text:span></text:span><text:span text:style-name="Source_20_Text"><text:span text:style-name="T25">num</text:span></text:span><text:span text:style-name="Source_20_Text"><text:span text:style-name="T27"> </text:span></text:span><text:span text:style-name="Source_20_Text"><text:span text:style-name="T29">=</text:span></text:span><text:span text:style-name="Source_20_Text"><text:span text:style-name="T27"> </text:span></text:span><text:span text:style-name="Source_20_Text"><text:span text:style-name="T25">num</text:span></text:span><text:span text:style-name="Source_20_Text"><text:span text:style-name="T29">.parse(value,</text:span></text:span><text:span text:style-name="Source_20_Text"><text:span text:style-name="T27"> </text:span></text:span><text:span text:style-name="Source_20_Text"><text:span text:style-name="T29">onError:</text:span></text:span><text:span text:style-name="Source_20_Text"><text:span text:style-name="T27"> </text:span></text:span><text:span text:style-name="Source_20_Text"><text:span text:style-name="T29">()</text:span></text:span><text:span text:style-name="Source_20_Text"><text:span text:style-name="T27"> </text:span></text:span><text:span text:style-name="Source_20_Text"><text:span text:style-name="T29">=&gt;</text:span></text:span><text:span text:style-name="Source_20_Text"><text:span text:style-name="T27"> </text:span></text:span><text:span text:style-name="Source_20_Text"><text:span text:style-name="T31">null</text:span></text:span><text:span text:style-name="Source_20_Text"><text:span text:style-name="T29">);</text:span></text:span></text:p>
      <text:p text:style-name="P13"><text:span text:style-name="Source_20_Text"><text:span text:style-name="T30"><text:s text:c="2"/></text:span></text:span><text:span text:style-name="Source_20_Text"><text:span text:style-name="T31">if</text:span></text:span><text:span text:style-name="Source_20_Text"><text:span text:style-name="T29">(</text:span></text:span><text:span text:style-name="Source_20_Text"><text:span text:style-name="T25">num</text:span></text:span><text:span text:style-name="Source_20_Text"><text:span text:style-name="T27"> </text:span></text:span><text:span text:style-name="Source_20_Text"><text:span text:style-name="T29">==</text:span></text:span><text:span text:style-name="Source_20_Text"><text:span text:style-name="T27"> </text:span></text:span><text:span text:style-name="Source_20_Text"><text:span text:style-name="T31">null</text:span></text:span><text:span text:style-name="Source_20_Text"><text:span text:style-name="T29">)</text:span></text:span><text:span text:style-name="Source_20_Text"><text:span text:style-name="T27"> </text:span></text:span><text:span text:style-name="Source_20_Text"><text:span text:style-name="T29">{</text:span></text:span></text:p>
      <text:p text:style-name="P13"><text:span text:style-name="Source_20_Text"><text:span text:style-name="T30"><text:s text:c="4"/></text:span></text:span><text:span text:style-name="Source_20_Text"><text:span text:style-name="T31">return</text:span></text:span><text:span text:style-name="Source_20_Text"><text:span text:style-name="T27"> </text:span></text:span><text:span text:style-name="Source_20_Text"><text:span text:style-name="T32">'"$value" is not a valid number'</text:span></text:span><text:span text:style-name="Source_20_Text"><text:span text:style-name="T29">;</text:span></text:span></text:p>
      <text:p text:style-name="P13"><text:span text:style-name="Source_20_Text"><text:span text:style-name="T30"><text:s text:c="2"/></text:span></text:span><text:span text:style-name="Source_20_Text"><text:span text:style-name="T29">}</text:span></text:span></text:p>
      <text:p text:style-name="P13"><text:span text:style-name="Source_20_Text"><text:span text:style-name="T30"><text:s text:c="2"/></text:span></text:span><text:span text:style-name="Source_20_Text"><text:span text:style-name="T31">return</text:span></text:span><text:span text:style-name="Source_20_Text"><text:span text:style-name="T27"> </text:span></text:span><text:span text:style-name="Source_20_Text"><text:span text:style-name="T31">null</text:span></text:span><text:span text:style-name="Source_20_Text"><text:span text:style-name="T29">;</text:span></text:span></text:p>
      <text:p text:style-name="P13"><text:span text:style-name="Source_20_Text"><text:span text:style-name="T29">}</text:span></text:span></text:p>
      <text:p text:style-name="P7"/>
      <text:p text:style-name="P13"><text:span text:style-name="Source_20_Text"><text:span text:style-name="T31">new</text:span></text:span><text:span text:style-name="Source_20_Text"><text:span text:style-name="T27"> </text:span></text:span><text:span text:style-name="Source_20_Text"><text:span text:style-name="T25">TextFormField</text:span></text:span><text:span text:style-name="Source_20_Text"><text:span text:style-name="T29">(</text:span></text:span></text:p>
      <text:p text:style-name="P13"><text:span text:style-name="Source_20_Text"><text:span text:style-name="T30"><text:s text:c="4"/></text:span></text:span><text:span text:style-name="Source_20_Text"><text:span text:style-name="T29">keyboardType:</text:span></text:span><text:span text:style-name="Source_20_Text"><text:span text:style-name="T27"> </text:span></text:span><text:span text:style-name="Source_20_Text"><text:span text:style-name="T25">TextInputType</text:span></text:span><text:span text:style-name="Source_20_Text"><text:span text:style-name="T29">.number,</text:span></text:span><text:span text:style-name="Source_20_Text"><text:span text:style-name="T27"> </text:span></text:span></text:p>
      <text:p text:style-name="P13"><text:span text:style-name="Source_20_Text"><text:span text:style-name="T30"><text:s text:c="4"/></text:span></text:span><text:span text:style-name="Source_20_Text"><text:span text:style-name="T29">validator:</text:span></text:span><text:span text:style-name="Source_20_Text"><text:span text:style-name="T27"> </text:span></text:span><text:span text:style-name="Source_20_Text"><text:span text:style-name="T29">numberValidator,</text:span></text:span><text:span text:style-name="Source_20_Text"><text:span text:style-name="T27"> </text:span></text:span></text:p>
      <text:p text:style-name="P13"><text:span text:style-name="Source_20_Text"><text:span text:style-name="T30"><text:s text:c="4"/></text:span></text:span><text:span text:style-name="Source_20_Text"><text:span text:style-name="T29">textAlign:</text:span></text:span><text:span text:style-name="Source_20_Text"><text:span text:style-name="T27"> </text:span></text:span><text:span text:style-name="Source_20_Text"><text:span text:style-name="T29">textAlign.right</text:span></text:span></text:p>
      <text:p text:style-name="P13"><text:span text:style-name="Source_20_Text"><text:span text:style-name="T30"><text:s text:c="4"/></text:span></text:span><text:span text:style-name="Source_20_Text"><text:span text:style-name="T29">...</text:span></text:span></text:p>
      <text:p text:style-name="P14"/>
      <text:p text:style-name="Standard"/>
      <text:p text:style-name="P17"/>
      <text:p text:style-name="P22">Can I validate input from user using TextField()?</text:p>
      <text:p text:style-name="Standard"/>
      <text:p text:style-name="P18">You can set a listener on your field controller in the Form</text:p>
      <text:p text:style-name="P18"/>
      <text:p text:style-name="P19"><text:s text:c="2"/><text:span text:style-name="T33">TextEditingController _messageController = new TextEditingController();</text:span></text:p>
      <text:p text:style-name="P18"/>
      <text:p text:style-name="P18"/>
      <text:p text:style-name="P19"><text:s/><text:span text:style-name="T33">_messageController.addListener(_onMessageChanged);</text:span></text:p>
      <text:p text:style-name="P18"/>
      <text:p text:style-name="P20"/>
      <text:p text:style-name="P15"><text:s text:c="2"/><text:span text:style-name="T33">void _onMessageChanged() {</text:span></text:p>
      <text:p text:style-name="P15"><text:s text:c="4"/><text:span text:style-name="T33">_formData['message'] = _messageController.text;</text:span></text:p>
      <text:p text:style-name="P15"><text:soft-page-break/><text:s text:c="2"/><text:span text:style-name="T33">}</text:span></text:p>
      <text:p text:style-name="P16"/>
      <text:p text:style-name="P16"/>
      <text:p text:style-name="P16"/>
      <text:p text:style-name="P15"><text:s text:c="2"/><text:span text:style-name="T33">Widget _buildMessageTextField() {</text:span></text:p>
      <text:p text:style-name="P15"><text:s text:c="4"/><text:span text:style-name="T33">return TextFormField(</text:span></text:p>
      <text:p text:style-name="P15"><text:s text:c="6"/><text:span text:style-name="T33">maxLines: null,</text:span></text:p>
      <text:p text:style-name="P15"><text:s text:c="6"/><text:span text:style-name="T33">focusNode: myFocusNodeMessage,</text:span></text:p>
      <text:p text:style-name="P15"><text:s text:c="6"/><text:span text:style-name="T33">decoration: InputDecoration(</text:span></text:p>
      <text:p text:style-name="P15"><text:s text:c="10"/><text:span text:style-name="T33">labelText: 'Message', filled: true, fillColor: Colors.white),</text:span></text:p>
      <text:p text:style-name="P15"><text:s text:c="6"/><text:span text:style-name="T33">keyboardType: TextInputType.multiline,</text:span></text:p>
      <text:p text:style-name="P15"><text:s text:c="6"/><text:span text:style-name="T33">autocorrect: false,</text:span></text:p>
      <text:p text:style-name="P15"><text:s text:c="6"/><text:span text:style-name="T33">controller: _messageController,</text:span></text:p>
      <text:p text:style-name="P15"><text:s text:c="6"/><text:span text:style-name="T33">validator: (value) {</text:span></text:p>
      <text:p text:style-name="P15"><text:s text:c="8"/><text:span text:style-name="T33">if (value.isEmpty) {</text:span></text:p>
      <text:p text:style-name="P15"><text:s text:c="10"/><text:span text:style-name="T33">return 'Message is required';</text:span></text:p>
      <text:p text:style-name="P15"><text:s text:c="8"/><text:span text:style-name="T33">}</text:span></text:p>
      <text:p text:style-name="P15"><text:s text:c="6"/><text:span text:style-name="T33">},</text:span></text:p>
      <text:p text:style-name="P15"><text:s text:c="6"/><text:span text:style-name="T33">onEditingComplete: () {</text:span></text:p>
      <text:p text:style-name="P15"><text:s text:c="8"/><text:span text:style-name="T33">print("Editing complete");</text:span></text:p>
      <text:p text:style-name="P15"><text:s text:c="6"/><text:span text:style-name="T33">},</text:span></text:p>
      <text:p text:style-name="P15"><text:s text:c="6"/><text:span text:style-name="T33">onSaved: (value) {</text:span></text:p>
      <text:p text:style-name="P15"><text:s text:c="8"/><text:span text:style-name="T33">_formData['message'] = value;</text:span></text:p>
      <text:p text:style-name="P15"><text:s text:c="6"/><text:span text:style-name="T33">},</text:span></text:p>
      <text:p text:style-name="P15"><text:s text:c="4"/><text:span text:style-name="T33">);</text:span></text:p>
      <text:p text:style-name="P15"><text:s text:c="2"/><text:span text:style-name="T33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" svg:font-family="Arial, Helvetica, sans-serif"/>
    <style:font-face style:name="Consolas1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2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4</text:page-number></text:span><text:span text:style-name="MT2"><text:s/>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2</meta:editing-cycles>
    <meta:creation-date>2018-05-11T22:37:00</meta:creation-date>
    <dc:date>2018-12-01T20:39:15.185000000</dc:date>
    <meta:editing-duration>PT11H42M44S</meta:editing-duration>
    <meta:generator>LibreOffice/6.1.3.2$Windows_X86_64 LibreOffice_project/86daf60bf00efa86ad547e59e09d6bb77c699acb</meta:generator>
    <meta:document-statistic meta:table-count="0" meta:image-count="0" meta:object-count="0" meta:page-count="4" meta:paragraph-count="70" meta:word-count="322" meta:character-count="3056" meta:non-whitespace-character-count="25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